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paragraph-properties fo:margin-left="0.4923in">
        <style:tab-stops/>
      </style:paragraph-properties>
    </style:style>
    <style:style style:name="P6" style:parent-style-name="Standard" style:family="paragraph">
      <style:text-properties fo:language="pl" fo:country="PL"/>
    </style:style>
    <style:style style:name="P7" style:parent-style-name="Standard" style:family="paragraph">
      <style:text-properties fo:language="pl" fo:country="PL"/>
    </style:style>
    <style:style style:name="T8" style:parent-style-name="DefaultParagraphFont" style:family="text">
      <style:text-properties fo:language="pl" fo:country="PL"/>
    </style:style>
  </office:automatic-styles>
  <office:body>
    <office:text text:use-soft-page-breaks="true">
      <text:p text:style-name="P1"># explained on Moodle (but modified/improved)</text:p>
      <text:p text:style-name="Standard"/>
      <text:p text:style-name="Standard">from guizero import App</text:p>
      <text:p text:style-name="Standard">from guizero import Text</text:p>
      <text:p text:style-name="P2">from guizero import *</text:p>
      <text:p text:style-name="Standard"/>
      <text:p text:style-name="Standard">import os</text:p>
      <text:p text:style-name="Standard">import time</text:p>
      <text:p text:style-name="Standard">import RPi.GPIO as GPIO</text:p>
      <text:p text:style-name="Standard">from rpi_lcd import LCD</text:p>
      <text:p text:style-name="Standard"/>
      <text:p text:style-name="Standard">import datetime</text:p>
      <text:p text:style-name="Standard">import smtplib</text:p>
      <text:p text:style-name="Standard"/>
      <text:p text:style-name="Standard">from<text:s/>email.mime.text import MIMEText</text:p>
      <text:p text:style-name="Standard"/>
      <text:p text:style-name="Standard">from email.mime.multipart import MIMEMultipart</text:p>
      <text:p text:style-name="Standard"/>
      <text:p text:style-name="Standard">smtp_server = 'smtp.gmail.com'</text:p>
      <text:p text:style-name="P3">smtp_port = 587</text:p>
      <text:p text:style-name="P4">sender_email = 'nathanattard12345@gmail.com'</text:p>
      <text:p text:style-name="Standard">sender_password = 'oidkjaqhrkvkuopd'</text:p>
      <text:p text:style-name="Standard">receiver_email =<text:s/>'nathanattard12345@gmail.com'</text:p>
      <text:p text:style-name="Standard"/>
      <text:p text:style-name="Standard">def send_email():</text:p>
      <text:p text:style-name="Standard"><text:tab/>“””This will send an email to the receiver email and will email the current <text:s/>temperature ””</text:p>
      <text:p text:style-name="Standard"><text:tab/>message = MIMEMultipart()</text:p>
      <text:p text:style-name="Standard"><text:tab/>message['From'] = sender_email</text:p>
      <text:p text:style-name="Standard"><text:tab/>message['To'] = receiver_email</text:p>
      <text:p text:style-name="Standard"><text:tab/>message['Subject'] = 'Python email alert'</text:p>
      <text:p text:style-name="P5">#this is the body of the email , and inside the body there would be the temperature of what <text:s/>#the temperature sensor read</text:p>
      <text:p text:style-name="Standard"><text:tab/>body = 'Tempreture = ' + str(read_temp())</text:p>
      <text:p text:style-name="Standard"><text:tab/>message.attach(MIMEText(body, 'plain'))</text:p>
      <text:p text:style-name="Standard"><text:tab/>with smtplib.SMTP(smtp_server, smtp_port) as server:</text:p>
      <text:p text:style-name="Standard"><text:tab/><text:tab/>server.starttls()</text:p>
      <text:p text:style-name="Standard"><text:tab/><text:tab/>server.login(sender_email, sender_password)</text:p>
      <text:p text:style-name="Standard"><text:tab/><text:tab/>text = message.as_string()</text:p>
      <text:p text:style-name="Standard"><text:tab/><text:tab/>#This will send the email<text:s/></text:p>
      <text:p text:style-name="Standard"><text:tab/><text:tab/>server.sendmail(sender_email, receiver_email, text)</text:p>
      <text:p text:style-name="Standard"/>
      <text:p text:style-name="Standard"/>
      <text:p text:style-name="Standard"/>
      <text:p text:style-name="Standard"/>
      <text:p text:style-name="Standard">lcd = LCD()</text:p>
      <text:p text:style-name="Standard"/>
      <text:p text:style-name="Standard"/>
      <text:p text:style-name="Standard"/>
      <text:p text:style-name="Standard">temp_sensor =<text:s/>'/sys/bus/w1/devices/10-00080232f3ad/w1_slave'</text:p>
      <text:p text:style-name="Standard"/>
      <text:p text:style-name="P6">def setup():</text:p>
      <text:p text:style-name="P7"><text:s text:c="4"/>os.system('modprobe w1-gpio')</text:p>
      <text:p text:style-name="Standard"><text:span text:style-name="T8"><text:s text:c="4"/></text:span>os.system('modprobe w1-therm')</text:p>
      <text:p text:style-name="Standard"><text:s text:c="4"/>GPIO.setwarnings(False)</text:p>
      <text:p text:style-name="Standard"/>
      <text:p text:style-name="Standard">def temp_raw():</text:p>
      <text:p text:style-name="Standard"><text:s text:c="4"/>f = open(temp_sensor,'r')</text:p>
      <text:p text:style-name="Standard"><text:s text:c="4"/>lines = f.readlines()</text:p>
      <text:p text:style-name="Standard"><text:s text:c="4"/>f.close()</text:p>
      <text:p text:style-name="Standard"><text:s text:c="4"/>return lines</text:p>
      <text:p text:style-name="Standard"/>
      <text:p text:style-name="Standard">def read_temp():</text:p>
      <text:p text:style-name="Standard"><text:s text:c="4"/>lines = temp_raw()</text:p>
      <text:p text:style-name="Standard"><text:s text:c="4"/>while lines[0].strip()[-3:] != 'YES':</text:p>
      <text:p text:style-name="Standard"><text:s text:c="8"/>time.sleep(0.2)</text:p>
      <text:p text:style-name="Standard"><text:s text:c="8"/>lines = temp_raw()</text:p>
      <text:p text:style-name="Standard"/>
      <text:p text:style-name="Standard"><text:s text:c="4"/>temp_output = lines[1].find('t=')</text:p>
      <text:p text:style-name="Standard"/>
      <text:p text:style-name="Standard"><text:s text:c="4"/>if temp_output != -1:</text:p>
      <text:p text:style-name="Standard"><text:s text:c="8"/>temp_string = lines[1].strip()[temp_output + 2:]</text:p>
      <text:p text:style-name="Standard"><text:s text:c="8"/>temp_c = float(temp_string)/1000</text:p>
      <text:p text:style-name="Standard"><text:s text:c="8"/>return round(temp_c,1)</text:p>
      <text:p text:style-name="Standard"/>
      <text:p text:style-name="Standard"/>
      <text:p text:style-name="Standard"/>
      <text:p text:style-name="Standard"/>
      <text:p text:style-name="Standard"/>
      <text:p text:style-name="Standard">#This function will update the temperature every 1000ms<text:s/></text:p>
      <text:p text:style-name="Standard">def update_temp():</text:p>
      <text:p text:style-name="Standard"><text:tab/>temp_value = read_temp()</text:p>
      <text:p text:style-name="Standard"><text:tab/>Temp.value = "Temperature\n\n"<text:s/>+str(temp_value)</text:p>
      <text:p text:style-name="Standard"><text:tab/>lcd_temp()</text:p>
      <text:p text:style-name="Standard"><text:tab/>Temp.after(1000,update_temp)</text:p>
      <text:p text:style-name="Standard"/>
      <text:p text:style-name="Standard"/>
      <text:p text:style-name="Standard"/>
      <text:p text:style-name="Standard">#This function will update the time every 1000ms<text:s/></text:p>
      <text:p text:style-name="Standard">def update_time():</text:p>
      <text:p text:style-name="Standard"><text:tab/>date_now = datetime.datetime.today()</text:p>
      <text:p text:style-name="Standard"><text:tab/>formatted_date = date_now.strftime("%A,%d %B %Y, %H:%M")</text:p>
      <text:p text:style-name="Standard"><text:tab/>date.value = formatted_date</text:p>
      <text:p text:style-name="Standard"><text:tab/>date.after(1000, update_time)</text:p>
      <text:p text:style-name="Standard"/>
      <text:p text:style-name="Standard"/>
      <text:p text:style-name="Standard">#This function will display the time and temperature to the 16x2 LCD</text:p>
      <text:p text:style-name="Standard">def lcd_temp():</text:p>
      <text:p text:style-name="Standard"><text:tab/>temp = read_temp()</text:p>
      <text:p text:style-name="Standard"><text:tab/>lcd.text("Temp:" + str(temp) + "C",2)</text:p>
      <text:p text:style-name="Standard"><text:tab/>lcd.text(time.strftime("%H:%M"),1)</text:p>
      <text:p text:style-name="Standard"/>
      <text:p text:style-name="Standard">def destroy():</text:p>
      <text:p text:style-name="Standard"><text:s text:c="4"/>print('cleaning up...')</text:p>
      <text:p text:style-name="Standard"><text:s text:c="4"/>GPIO.cleanup()</text:p>
      <text:p text:style-name="Standard"><text:s text:c="4"/>lcd.clear()</text:p>
      <text:p text:style-name="Standard"><text:s text:c="4"/></text:p>
      <text:p text:style-name="Standard"><text:s text:c="4"/></text:p>
      <text:p text:style-name="Standard">#This is the guizero<text:s/></text:p>
      <text:p text:style-name="Standard"/>
      <text:p text:style-name="Standard">app = App(title="Weather Station", bg="blue")</text:p>
      <text:p text:style-name="Standard"/>
      <text:p text:style-name="Standard">text = Text(app, text="Weather for today", font="Helvetica", size=30, color="white", width=80, height=2, bg="darkcyan")</text:p>
      <text:p text:style-name="Standard"/>
      <text:p text:style-name="Standard">email_button = PushButton(app, text="Send email", width=500, height=2, command=send_email)</text:p>
      <text:p text:style-name="Standard"/>
      <text:p text:style-name="Standard">email_button.bg ="gray"</text:p>
      <text:p text:style-name="Standard"/>
      <text:p text:style-name="Standard">email_button.text_color = "white"</text:p>
      <text:p text:style-name="Standard"/>
      <text:p text:style-name="Standard">date = Text(app, text= "time" , bg="black", width=100, height=1, color="white", size=25)</text:p>
      <text:p text:style-name="Standard"/>
      <text:p text:style-name="Standard">Temp = Text(app, text="Temperature\n\n" +str(read_temp()) + "C", width=70, height=10, bg="cyan", align="left")</text:p>
      <text:p text:style-name="Standard"/>
      <text:p text:style-name="Standard">date.tk.pack(padx=0,pady=10)</text:p>
      <text:p text:style-name="Standard"/>
      <text:p text:style-name="Standard">Temp.tk.pack(padx=10, pady=10)</text:p>
      <text:p text:style-name="Standard"/>
      <text:p text:style-name="Standard"><text:s text:c="3"/></text:p>
      <text:p text:style-name="Standard"/>
      <text:p text:style-name="Standard"/>
      <text:p text:style-name="Standard">try:</text:p>
      <text:p text:style-name="Standard"><text:s text:c="4"/>setup()</text:p>
      <text:p text:style-name="Standard"><text:s text:c="4"/>while True:</text:p>
      <text:p text:style-name="Standard"><text:s text:c="8"/>lcd_temp()</text:p>
      <text:p text:style-name="Standard"><text:s text:c="8"/>update_time()</text:p>
      <text:p text:style-name="Standard"><text:s text:c="8"/>update_temp()</text:p>
      <text:p text:style-name="Standard"><text:s text:c="8"/>app.display()</text:p>
      <text:p text:style-name="Standard"><text:s text:c="8"/></text:p>
      <text:p text:style-name="Standard"><text:tab/><text:tab/></text:p>
      <text:p text:style-name="Standard"><text:tab/><text:tab/></text:p>
      <text:p text:style-name="Standard"><text:s text:c="8"/></text:p>
      <text:p text:style-name="Standard">except KeyboardInterrupt:</text:p>
      <text:p text:style-name="Standard"><text:s text:c="4"/>print('EXiting......')</text:p>
      <text:p text:style-name="Standard"><text:s text:c="4"/>lcd.clear()</text:p>
      <text:p text:style-name="Standard"><text:s text:c="4"/>destroy(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han Attard</dc:creator>
    <meta:creation-date>2023-05-19T14:33:00Z</meta:creation-date>
    <dc:date>2023-05-19T16:59:00Z</dc:date>
    <meta:template xlink:href="Normal.dotm" xlink:type="simple"/>
    <meta:editing-cycles>4</meta:editing-cycles>
    <meta:editing-duration>PT0S</meta:editing-duration>
    <meta:document-statistic meta:page-count="1" meta:paragraph-count="6" meta:word-count="496" meta:character-count="3322" meta:row-count="23" meta:non-whitespace-character-count="2832"/>
  </office:meta>
</office:document-meta>
</file>